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L</mi>
      <mrow>
        <mo stretchy="false">(</mo>
        <mrow>
          <mstyle mathvariant="bold">
            <mrow>
              <mi>r</mi>
            </mrow>
          </mstyle>
          <mi>,</mi>
          <mstyle mathvariant="bold">
            <mrow>
              <mover accent="true">
                <mi>r</mi>
                <mo stretchy="false">˙</mo>
              </mover>
            </mrow>
          </mstyle>
          <mi>,</mi>
          <mi>t</mi>
        </mrow>
        <mo stretchy="false">)</mo>
      </mrow>
      <mrow>
        <mi/>
        <mo stretchy="false">=</mo>
        <mi/>
      </mrow>
      <mfrac>
        <mi>m</mi>
        <mn>2</mn>
      </mfrac>
      <msup>
        <mrow>
          <mstyle mathvariant="bold">
            <mrow>
              <mover accent="true">
                <mi>r</mi>
                <mo stretchy="false">˙</mo>
              </mover>
            </mrow>
          </mstyle>
        </mrow>
        <mn>2</mn>
      </msup>
      <mrow>
        <mi/>
        <mo stretchy="false">+</mo>
        <mi/>
      </mrow>
      <mover accent="true">
        <mi>q</mi>
        <mo stretchy="false">̄</mo>
      </mover>
      <mrow>
        <mo stretchy="false">(</mo>
        <mrow>
          <mrow>
            <mstyle mathvariant="bold">
              <mrow>
                <mover accent="true">
                  <mi>r</mi>
                  <mo stretchy="false">˙</mo>
                </mover>
              </mrow>
            </mstyle>
            <mo stretchy="false">⋅</mo>
            <mstyle mathvariant="bold">
              <mrow>
                <mi>A</mi>
              </mrow>
            </mstyle>
          </mrow>
        </mrow>
        <mo stretchy="false">)</mo>
      </mrow>
      <mrow>
        <mi/>
        <mo stretchy="false">−</mo>
        <mi/>
      </mrow>
      <mover accent="true">
        <mi>q</mi>
        <mo stretchy="false">̄</mo>
      </mover>
      <mstyle mathvariant="bold">
        <mrow>
          <mo stretchy="false">ϕ</mo>
        </mrow>
      </mstyle>
    </mrow>
    <annotation encoding="StarMath 5.0">L ( bold r, bold dot r , t) `=` m over 2 {bold dot r}^2 `+` bar q (bold dot r cdot bold A) `-` bar q bold %iph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3:38:32.668000000</meta:creation-date>
    <meta:generator>LibreOffice/4.1.4.2$Windows_x86 LibreOffice_project/0a0440ccc0227ad9829de5f46be37cfb6edcf72</meta:generator>
  </office:meta>
</office:document-meta>
</file>